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5827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tsNavail_by_na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_pa</text:p>
          </table:table-cell>
          <table:table-cell office:value-type="string" calcext:value-type="string">
            <text:p>n_stays</text:p>
          </table:table-cell>
          <table:table-cell office:value-type="string" calcext:value-type="string">
            <text:p>avg#perhr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4313" calcext:value-type="float">
            <text:p>44313</text:p>
          </table:table-cell>
          <table:table-cell office:value-type="float" office:value="60488" calcext:value-type="float">
            <text:p>60488</text:p>
          </table:table-cell>
          <table:table-cell office:value-type="float" office:value="1.06461253" calcext:value-type="float">
            <text:p>1.06461253</text:p>
          </table:table-cell>
          <table:table-cell office:value-type="string" calcext:value-type="string">
            <text:p>bpm</text:p>
          </table:table-cell>
        </table:table-row>
        <table:table-row table:style-name="ro1">
          <table:table-cell office:value-type="string" calcext:value-type="string">
            <text:p>SpO2</text:p>
          </table:table-cell>
          <table:table-cell office:value-type="float" office:value="44308" calcext:value-type="float">
            <text:p>44308</text:p>
          </table:table-cell>
          <table:table-cell office:value-type="float" office:value="60478" calcext:value-type="float">
            <text:p>60478</text:p>
          </table:table-cell>
          <table:table-cell office:value-type="float" office:value="1.04317835" calcext:value-type="float">
            <text:p>1.0431783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GCS-Eye</text:p>
          </table:table-cell>
          <table:table-cell office:value-type="float" office:value="44297" calcext:value-type="float">
            <text:p>44297</text:p>
          </table:table-cell>
          <table:table-cell office:value-type="float" office:value="60469" calcext:value-type="float">
            <text:p>60469</text:p>
          </table:table-cell>
          <table:table-cell office:value-type="float" office:value="0.26847246" calcext:value-type="float">
            <text:p>0.26847246</text:p>
          </table:table-cell>
          <table:table-cell/>
        </table:table-row>
        <table:table-row table:style-name="ro1">
          <table:table-cell office:value-type="string" calcext:value-type="string">
            <text:p>GCS-Verbal</text:p>
          </table:table-cell>
          <table:table-cell office:value-type="float" office:value="44296" calcext:value-type="float">
            <text:p>44296</text:p>
          </table:table-cell>
          <table:table-cell office:value-type="float" office:value="60467" calcext:value-type="float">
            <text:p>60467</text:p>
          </table:table-cell>
          <table:table-cell office:value-type="float" office:value="0.26798757" calcext:value-type="float">
            <text:p>0.26798757</text:p>
          </table:table-cell>
          <table:table-cell/>
        </table:table-row>
        <table:table-row table:style-name="ro1">
          <table:table-cell office:value-type="string" calcext:value-type="string">
            <text:p>GCS_Motor</text:p>
          </table:table-cell>
          <table:table-cell office:value-type="float" office:value="44295" calcext:value-type="float">
            <text:p>44295</text:p>
          </table:table-cell>
          <table:table-cell office:value-type="float" office:value="60465" calcext:value-type="float">
            <text:p>60465</text:p>
          </table:table-cell>
          <table:table-cell office:value-type="float" office:value="0.26733703" calcext:value-type="float">
            <text:p>0.26733703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44294" calcext:value-type="float">
            <text:p>44294</text:p>
          </table:table-cell>
          <table:table-cell office:value-type="float" office:value="60461" calcext:value-type="float">
            <text:p>60461</text:p>
          </table:table-cell>
          <table:table-cell office:value-type="float" office:value="1.1473799" calcext:value-type="float">
            <text:p>1.1473799</text:p>
          </table:table-cell>
          <table:table-cell office:value-type="string" calcext:value-type="string">
            <text:p>insp/min</text:p>
          </table:table-cell>
        </table:table-row>
        <table:table-row table:style-name="ro1">
          <table:table-cell office:value-type="string" calcext:value-type="string">
            <text:p>Glucose-Blood</text:p>
          </table:table-cell>
          <table:table-cell office:value-type="float" office:value="44281" calcext:value-type="float">
            <text:p>44281</text:p>
          </table:table-cell>
          <table:table-cell office:value-type="float" office:value="60442" calcext:value-type="float">
            <text:p>60442</text:p>
          </table:table-cell>
          <table:table-cell office:value-type="float" office:value="0.28531213" calcext:value-type="float">
            <text:p>0.28531213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Braden-Sense</text:p>
          </table:table-cell>
          <table:table-cell office:value-type="float" office:value="44278" calcext:value-type="float">
            <text:p>44278</text:p>
          </table:table-cell>
          <table:table-cell office:value-type="float" office:value="60437" calcext:value-type="float">
            <text:p>60437</text:p>
          </table:table-cell>
          <table:table-cell office:value-type="float" office:value="0.13440879" calcext:value-type="float">
            <text:p>0.13440879</text:p>
          </table:table-cell>
          <table:table-cell/>
        </table:table-row>
        <table:table-row table:style-name="ro1">
          <table:table-cell office:value-type="string" calcext:value-type="string">
            <text:p>Braden-Moist</text:p>
          </table:table-cell>
          <table:table-cell office:value-type="float" office:value="44278" calcext:value-type="float">
            <text:p>44278</text:p>
          </table:table-cell>
          <table:table-cell office:value-type="float" office:value="60437" calcext:value-type="float">
            <text:p>60437</text:p>
          </table:table-cell>
          <table:table-cell office:value-type="float" office:value="0.13432442" calcext:value-type="float">
            <text:p>0.13432442</text:p>
          </table:table-cell>
          <table:table-cell/>
        </table:table-row>
        <table:table-row table:style-name="ro1">
          <table:table-cell office:value-type="string" calcext:value-type="string">
            <text:p>Braden-Mob</text:p>
          </table:table-cell>
          <table:table-cell office:value-type="float" office:value="44278" calcext:value-type="float">
            <text:p>44278</text:p>
          </table:table-cell>
          <table:table-cell office:value-type="float" office:value="60437" calcext:value-type="float">
            <text:p>60437</text:p>
          </table:table-cell>
          <table:table-cell office:value-type="float" office:value="0.13424843" calcext:value-type="float">
            <text:p>0.13424843</text:p>
          </table:table-cell>
          <table:table-cell/>
        </table:table-row>
        <table:table-row table:style-name="ro1">
          <table:table-cell office:value-type="string" calcext:value-type="string">
            <text:p>Braden-Act</text:p>
          </table:table-cell>
          <table:table-cell office:value-type="float" office:value="44278" calcext:value-type="float">
            <text:p>44278</text:p>
          </table:table-cell>
          <table:table-cell office:value-type="float" office:value="60436" calcext:value-type="float">
            <text:p>60436</text:p>
          </table:table-cell>
          <table:table-cell office:value-type="float" office:value="0.13425277" calcext:value-type="float">
            <text:p>0.13425277</text:p>
          </table:table-cell>
          <table:table-cell/>
        </table:table-row>
        <table:table-row table:style-name="ro1">
          <table:table-cell office:value-type="string" calcext:value-type="string">
            <text:p>Braden-Nut</text:p>
          </table:table-cell>
          <table:table-cell office:value-type="float" office:value="44277" calcext:value-type="float">
            <text:p>44277</text:p>
          </table:table-cell>
          <table:table-cell office:value-type="float" office:value="60436" calcext:value-type="float">
            <text:p>60436</text:p>
          </table:table-cell>
          <table:table-cell office:value-type="float" office:value="0.13419552" calcext:value-type="float">
            <text:p>0.13419552</text:p>
          </table:table-cell>
          <table:table-cell/>
        </table:table-row>
        <table:table-row table:style-name="ro1">
          <table:table-cell office:value-type="string" calcext:value-type="string">
            <text:p>Braden-Fric</text:p>
          </table:table-cell>
          <table:table-cell office:value-type="float" office:value="44275" calcext:value-type="float">
            <text:p>44275</text:p>
          </table:table-cell>
          <table:table-cell office:value-type="float" office:value="60434" calcext:value-type="float">
            <text:p>60434</text:p>
          </table:table-cell>
          <table:table-cell office:value-type="float" office:value="0.1338234" calcext:value-type="float">
            <text:p>0.1338234</text:p>
          </table:table-cell>
          <table:table-cell/>
        </table:table-row>
        <table:table-row table:style-name="ro1">
          <table:table-cell office:value-type="string" calcext:value-type="string">
            <text:p>Potassium-Blood</text:p>
          </table:table-cell>
          <table:table-cell office:value-type="float" office:value="44254" calcext:value-type="float">
            <text:p>44254</text:p>
          </table:table-cell>
          <table:table-cell office:value-type="float" office:value="60398" calcext:value-type="float">
            <text:p>60398</text:p>
          </table:table-cell>
          <table:table-cell office:value-type="float" office:value="0.16023346" calcext:value-type="float">
            <text:p>0.16023346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Chloride-Blood</text:p>
          </table:table-cell>
          <table:table-cell office:value-type="float" office:value="44250" calcext:value-type="float">
            <text:p>44250</text:p>
          </table:table-cell>
          <table:table-cell office:value-type="float" office:value="60393" calcext:value-type="float">
            <text:p>60393</text:p>
          </table:table-cell>
          <table:table-cell office:value-type="float" office:value="0.12415983" calcext:value-type="float">
            <text:p>0.12415983</text:p>
          </table:table-cell>
          <table:table-cell office:value-type="string" calcext:value-type="string">
            <text:p>mg/dL|mEq/L</text:p>
          </table:table-cell>
        </table:table-row>
        <table:table-row table:style-name="ro1">
          <table:table-cell office:value-type="string" calcext:value-type="string">
            <text:p>Sodium-Blood</text:p>
          </table:table-cell>
          <table:table-cell office:value-type="float" office:value="44249" calcext:value-type="float">
            <text:p>44249</text:p>
          </table:table-cell>
          <table:table-cell office:value-type="float" office:value="60392" calcext:value-type="float">
            <text:p>60392</text:p>
          </table:table-cell>
          <table:table-cell office:value-type="float" office:value="0.13207379" calcext:value-type="float">
            <text:p>0.13207379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Temp Site</text:p>
          </table:table-cell>
          <table:table-cell office:value-type="float" office:value="44230" calcext:value-type="float">
            <text:p>44230</text:p>
          </table:table-cell>
          <table:table-cell office:value-type="float" office:value="60388" calcext:value-type="float">
            <text:p>60388</text:p>
          </table:table-cell>
          <table:table-cell office:value-type="float" office:value="0.30574286" calcext:value-type="float">
            <text:p>0.30574286</text:p>
          </table:table-cell>
          <table:table-cell/>
        </table:table-row>
        <table:table-row table:style-name="ro1">
          <table:table-cell office:value-type="string" calcext:value-type="string">
            <text:p>Creatinine-Blood</text:p>
          </table:table-cell>
          <table:table-cell office:value-type="float" office:value="44241" calcext:value-type="float">
            <text:p>44241</text:p>
          </table:table-cell>
          <table:table-cell office:value-type="float" office:value="60374" calcext:value-type="float">
            <text:p>60374</text:p>
          </table:table-cell>
          <table:table-cell office:value-type="float" office:value="0.10595053" calcext:value-type="float">
            <text:p>0.10595053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Urea Nitrogen-Blood</text:p>
          </table:table-cell>
          <table:table-cell office:value-type="float" office:value="44236" calcext:value-type="float">
            <text:p>44236</text:p>
          </table:table-cell>
          <table:table-cell office:value-type="float" office:value="60370" calcext:value-type="float">
            <text:p>60370</text:p>
          </table:table-cell>
          <table:table-cell office:value-type="float" office:value="0.10539354" calcext:value-type="float">
            <text:p>0.1053935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Hemoglobin-Blood</text:p>
          </table:table-cell>
          <table:table-cell office:value-type="float" office:value="44220" calcext:value-type="float">
            <text:p>44220</text:p>
          </table:table-cell>
          <table:table-cell office:value-type="float" office:value="60355" calcext:value-type="float">
            <text:p>60355</text:p>
          </table:table-cell>
          <table:table-cell office:value-type="float" office:value="0.18132542" calcext:value-type="float">
            <text:p>0.18132542</text:p>
          </table:table-cell>
          <table:table-cell office:value-type="string" calcext:value-type="string">
            <text:p>g/dL|g/dl</text:p>
          </table:table-cell>
        </table:table-row>
        <table:table-row table:style-name="ro1">
          <table:table-cell office:value-type="string" calcext:value-type="string">
            <text:p>Hematocrit-Blood</text:p>
          </table:table-cell>
          <table:table-cell office:value-type="float" office:value="44225" calcext:value-type="float">
            <text:p>44225</text:p>
          </table:table-cell>
          <table:table-cell office:value-type="float" office:value="60355" calcext:value-type="float">
            <text:p>60355</text:p>
          </table:table-cell>
          <table:table-cell office:value-type="float" office:value="0.1300397" calcext:value-type="float">
            <text:p>0.130039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Platelet abs-Blood</text:p>
          </table:table-cell>
          <table:table-cell office:value-type="float" office:value="44220" calcext:value-type="float">
            <text:p>44220</text:p>
          </table:table-cell>
          <table:table-cell office:value-type="float" office:value="60350" calcext:value-type="float">
            <text:p>60350</text:p>
          </table:table-cell>
          <table:table-cell office:value-type="float" office:value="0.16152047" calcext:value-type="float">
            <text:p>0.16152047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string" calcext:value-type="string">
            <text:p>WBC-Blood</text:p>
          </table:table-cell>
          <table:table-cell office:value-type="float" office:value="44218" calcext:value-type="float">
            <text:p>44218</text:p>
          </table:table-cell>
          <table:table-cell office:value-type="float" office:value="60350" calcext:value-type="float">
            <text:p>60350</text:p>
          </table:table-cell>
          <table:table-cell office:value-type="float" office:value="0.15784006" calcext:value-type="float">
            <text:p>0.15784006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string" calcext:value-type="string">
            <text:p>RBC-Blood</text:p>
          </table:table-cell>
          <table:table-cell office:value-type="float" office:value="44204" calcext:value-type="float">
            <text:p>44204</text:p>
          </table:table-cell>
          <table:table-cell office:value-type="float" office:value="60322" calcext:value-type="float">
            <text:p>60322</text:p>
          </table:table-cell>
          <table:table-cell office:value-type="float" office:value="0.09528441" calcext:value-type="float">
            <text:p>0.09528441</text:p>
          </table:table-cell>
          <table:table-cell office:value-type="string" calcext:value-type="string">
            <text:p>m/uL</text:p>
          </table:table-cell>
        </table:table-row>
        <table:table-row table:style-name="ro1">
          <table:table-cell office:value-type="string" calcext:value-type="string">
            <text:p>Sodium-serum</text:p>
          </table:table-cell>
          <table:table-cell office:value-type="float" office:value="44205" calcext:value-type="float">
            <text:p>44205</text:p>
          </table:table-cell>
          <table:table-cell office:value-type="float" office:value="60308" calcext:value-type="float">
            <text:p>60308</text:p>
          </table:table-cell>
          <table:table-cell office:value-type="float" office:value="0.07489956" calcext:value-type="float">
            <text:p>0.07489956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Chloride-serum</text:p>
          </table:table-cell>
          <table:table-cell office:value-type="float" office:value="44204" calcext:value-type="float">
            <text:p>44204</text:p>
          </table:table-cell>
          <table:table-cell office:value-type="float" office:value="60308" calcext:value-type="float">
            <text:p>60308</text:p>
          </table:table-cell>
          <table:table-cell office:value-type="float" office:value="0.07371955" calcext:value-type="float">
            <text:p>0.07371955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HCO3-serum</text:p>
          </table:table-cell>
          <table:table-cell office:value-type="float" office:value="44198" calcext:value-type="float">
            <text:p>44198</text:p>
          </table:table-cell>
          <table:table-cell office:value-type="float" office:value="60300" calcext:value-type="float">
            <text:p>60300</text:p>
          </table:table-cell>
          <table:table-cell office:value-type="float" office:value="0.0700275" calcext:value-type="float">
            <text:p>0.0700275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Creatinine-serum</text:p>
          </table:table-cell>
          <table:table-cell office:value-type="float" office:value="44203" calcext:value-type="float">
            <text:p>44203</text:p>
          </table:table-cell>
          <table:table-cell office:value-type="float" office:value="60298" calcext:value-type="float">
            <text:p>60298</text:p>
          </table:table-cell>
          <table:table-cell office:value-type="float" office:value="0.07002992" calcext:value-type="float">
            <text:p>0.07002992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Potassium-serum</text:p>
          </table:table-cell>
          <table:table-cell office:value-type="float" office:value="44194" calcext:value-type="float">
            <text:p>44194</text:p>
          </table:table-cell>
          <table:table-cell office:value-type="float" office:value="60295" calcext:value-type="float">
            <text:p>60295</text:p>
          </table:table-cell>
          <table:table-cell office:value-type="float" office:value="0.07518817" calcext:value-type="float">
            <text:p>0.07518817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44162" calcext:value-type="float">
            <text:p>44162</text:p>
          </table:table-cell>
          <table:table-cell office:value-type="float" office:value="60294" calcext:value-type="float">
            <text:p>60294</text:p>
          </table:table-cell>
          <table:table-cell office:value-type="float" office:value="0.29529809" calcext:value-type="float">
            <text:p>0.29529809</text:p>
          </table:table-cell>
          <table:table-cell office:value-type="string" calcext:value-type="string">
            <text:p>°F|°C</text:p>
          </table:table-cell>
        </table:table-row>
        <table:table-row table:style-name="ro1">
          <table:table-cell office:value-type="string" calcext:value-type="string">
            <text:p>Hematocrit-serum</text:p>
          </table:table-cell>
          <table:table-cell office:value-type="float" office:value="44190" calcext:value-type="float">
            <text:p>44190</text:p>
          </table:table-cell>
          <table:table-cell office:value-type="float" office:value="60278" calcext:value-type="float">
            <text:p>60278</text:p>
          </table:table-cell>
          <table:table-cell office:value-type="float" office:value="0.07152936" calcext:value-type="float">
            <text:p>0.0715293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Glucose-serum</text:p>
          </table:table-cell>
          <table:table-cell office:value-type="float" office:value="44128" calcext:value-type="float">
            <text:p>44128</text:p>
          </table:table-cell>
          <table:table-cell office:value-type="float" office:value="60215" calcext:value-type="float">
            <text:p>60215</text:p>
          </table:table-cell>
          <table:table-cell office:value-type="float" office:value="0.06927828" calcext:value-type="float">
            <text:p>0.06927828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NBPmean</text:p>
          </table:table-cell>
          <table:table-cell office:value-type="float" office:value="43978" calcext:value-type="float">
            <text:p>43978</text:p>
          </table:table-cell>
          <table:table-cell office:value-type="float" office:value="59964" calcext:value-type="float">
            <text:p>59964</text:p>
          </table:table-cell>
          <table:table-cell office:value-type="float" office:value="0.66641695" calcext:value-type="float">
            <text:p>0.66641695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string" calcext:value-type="string">
            <text:p>NBPdia</text:p>
          </table:table-cell>
          <table:table-cell office:value-type="float" office:value="43993" calcext:value-type="float">
            <text:p>43993</text:p>
          </table:table-cell>
          <table:table-cell office:value-type="float" office:value="59947" calcext:value-type="float">
            <text:p>59947</text:p>
          </table:table-cell>
          <table:table-cell office:value-type="float" office:value="0.66764456" calcext:value-type="float">
            <text:p>0.66764456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string" calcext:value-type="string">
            <text:p>Magnesium</text:p>
          </table:table-cell>
          <table:table-cell office:value-type="float" office:value="43503" calcext:value-type="float">
            <text:p>43503</text:p>
          </table:table-cell>
          <table:table-cell office:value-type="float" office:value="59450" calcext:value-type="float">
            <text:p>59450</text:p>
          </table:table-cell>
          <table:table-cell office:value-type="float" office:value="0.06827855" calcext:value-type="float">
            <text:p>0.06827855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Phosphate-Blood</text:p>
          </table:table-cell>
          <table:table-cell office:value-type="float" office:value="42875" calcext:value-type="float">
            <text:p>42875</text:p>
          </table:table-cell>
          <table:table-cell office:value-type="float" office:value="58740" calcext:value-type="float">
            <text:p>58740</text:p>
          </table:table-cell>
          <table:table-cell office:value-type="float" office:value="0.09675744" calcext:value-type="float">
            <text:p>0.0967574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Calcium Total-Blood</text:p>
          </table:table-cell>
          <table:table-cell office:value-type="float" office:value="42862" calcext:value-type="float">
            <text:p>42862</text:p>
          </table:table-cell>
          <table:table-cell office:value-type="float" office:value="58729" calcext:value-type="float">
            <text:p>58729</text:p>
          </table:table-cell>
          <table:table-cell office:value-type="float" office:value="0.09622472" calcext:value-type="float">
            <text:p>0.09622472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Urine Color</text:p>
          </table:table-cell>
          <table:table-cell office:value-type="float" office:value="43616" calcext:value-type="float">
            <text:p>43616</text:p>
          </table:table-cell>
          <table:table-cell office:value-type="float" office:value="58630" calcext:value-type="float">
            <text:p>58630</text:p>
          </table:table-cell>
          <table:table-cell office:value-type="float" office:value="0.16340771" calcext:value-type="float">
            <text:p>0.16340771</text:p>
          </table:table-cell>
          <table:table-cell/>
        </table:table-row>
        <table:table-row table:style-name="ro1">
          <table:table-cell office:value-type="string" calcext:value-type="string">
            <text:p>INR-Blood</text:p>
          </table:table-cell>
          <table:table-cell office:value-type="float" office:value="41505" calcext:value-type="float">
            <text:p>41505</text:p>
          </table:table-cell>
          <table:table-cell office:value-type="float" office:value="56035" calcext:value-type="float">
            <text:p>56035</text:p>
          </table:table-cell>
          <table:table-cell office:value-type="float" office:value="0.0680868" calcext:value-type="float">
            <text:p>0.0680868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40883" calcext:value-type="float">
            <text:p>40883</text:p>
          </table:table-cell>
          <table:table-cell office:value-type="float" office:value="54655" calcext:value-type="float">
            <text:p>54655</text:p>
          </table:table-cell>
          <table:table-cell office:value-type="float" office:value="0.04603222" calcext:value-type="float">
            <text:p>0.0460322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office:value-type="float" office:value="40883" calcext:value-type="float">
            <text:p>40883</text:p>
          </table:table-cell>
          <table:table-cell office:value-type="float" office:value="54654" calcext:value-type="float">
            <text:p>54654</text:p>
          </table:table-cell>
          <table:table-cell office:value-type="float" office:value="0.0460355" calcext:value-type="float">
            <text:p>0.0460355</text:p>
          </table:table-cell>
          <table:table-cell/>
        </table:table-row>
        <table:table-row table:style-name="ro1">
          <table:table-cell office:value-type="string" calcext:value-type="string">
            <text:p>PTT</text:p>
          </table:table-cell>
          <table:table-cell office:value-type="float" office:value="40712" calcext:value-type="float">
            <text:p>40712</text:p>
          </table:table-cell>
          <table:table-cell office:value-type="float" office:value="54361" calcext:value-type="float">
            <text:p>54361</text:p>
          </table:table-cell>
          <table:table-cell office:value-type="float" office:value="0.05033659" calcext:value-type="float">
            <text:p>0.0503365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Lactate-Blood</text:p>
          </table:table-cell>
          <table:table-cell office:value-type="float" office:value="33561" calcext:value-type="float">
            <text:p>33561</text:p>
          </table:table-cell>
          <table:table-cell office:value-type="float" office:value="44429" calcext:value-type="float">
            <text:p>44429</text:p>
          </table:table-cell>
          <table:table-cell office:value-type="float" office:value="0.10751341" calcext:value-type="float">
            <text:p>0.10751341</text:p>
          </table:table-cell>
          <table:table-cell office:value-type="string" calcext:value-type="string">
            <text:p>mmol/L</text:p>
          </table:table-cell>
        </table:table-row>
        <table:table-row table:style-name="ro1">
          <table:table-cell office:value-type="string" calcext:value-type="string">
            <text:p>pH-Blood</text:p>
          </table:table-cell>
          <table:table-cell office:value-type="float" office:value="33558" calcext:value-type="float">
            <text:p>33558</text:p>
          </table:table-cell>
          <table:table-cell office:value-type="float" office:value="44279" calcext:value-type="float">
            <text:p>44279</text:p>
          </table:table-cell>
          <table:table-cell office:value-type="float" office:value="0.10162955" calcext:value-type="float">
            <text:p>0.10162955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pO2-Blood</text:p>
          </table:table-cell>
          <table:table-cell office:value-type="float" office:value="32870" calcext:value-type="float">
            <text:p>32870</text:p>
          </table:table-cell>
          <table:table-cell office:value-type="float" office:value="43204" calcext:value-type="float">
            <text:p>43204</text:p>
          </table:table-cell>
          <table:table-cell office:value-type="float" office:value="0.15611902" calcext:value-type="float">
            <text:p>0.15611902</text:p>
          </table:table-cell>
          <table:table-cell office:value-type="string" calcext:value-type="string">
            <text:p>mm Hg|mmHg</text:p>
          </table:table-cell>
        </table:table-row>
        <table:table-row table:style-name="ro1">
          <table:table-cell office:value-type="string" calcext:value-type="string">
            <text:p>Base Excess-Blood</text:p>
          </table:table-cell>
          <table:table-cell office:value-type="float" office:value="32872" calcext:value-type="float">
            <text:p>32872</text:p>
          </table:table-cell>
          <table:table-cell office:value-type="float" office:value="43202" calcext:value-type="float">
            <text:p>43202</text:p>
          </table:table-cell>
          <table:table-cell office:value-type="float" office:value="0.15610135" calcext:value-type="float">
            <text:p>0.15610135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pCO2-Blood</text:p>
          </table:table-cell>
          <table:table-cell office:value-type="float" office:value="32869" calcext:value-type="float">
            <text:p>32869</text:p>
          </table:table-cell>
          <table:table-cell office:value-type="float" office:value="43198" calcext:value-type="float">
            <text:p>43198</text:p>
          </table:table-cell>
          <table:table-cell office:value-type="float" office:value="0.15609786" calcext:value-type="float">
            <text:p>0.15609786</text:p>
          </table:table-cell>
          <table:table-cell office:value-type="string" calcext:value-type="string">
            <text:p>mm Hg|mmHg</text:p>
          </table:table-cell>
        </table:table-row>
        <table:table-row table:style-name="ro1">
          <table:table-cell office:value-type="string" calcext:value-type="string">
            <text:p>CO2 Total-Blood</text:p>
          </table:table-cell>
          <table:table-cell office:value-type="float" office:value="32731" calcext:value-type="float">
            <text:p>32731</text:p>
          </table:table-cell>
          <table:table-cell office:value-type="float" office:value="42943" calcext:value-type="float">
            <text:p>42943</text:p>
          </table:table-cell>
          <table:table-cell office:value-type="float" office:value="0.09481604" calcext:value-type="float">
            <text:p>0.09481604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ALT-Blood</text:p>
          </table:table-cell>
          <table:table-cell office:value-type="float" office:value="29172" calcext:value-type="float">
            <text:p>29172</text:p>
          </table:table-cell>
          <table:table-cell office:value-type="float" office:value="38985" calcext:value-type="float">
            <text:p>38985</text:p>
          </table:table-cell>
          <table:table-cell office:value-type="float" office:value="0.06437421" calcext:value-type="float">
            <text:p>0.06437421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string" calcext:value-type="string">
            <text:p>AST-Blood</text:p>
          </table:table-cell>
          <table:table-cell office:value-type="float" office:value="29153" calcext:value-type="float">
            <text:p>29153</text:p>
          </table:table-cell>
          <table:table-cell office:value-type="float" office:value="38977" calcext:value-type="float">
            <text:p>38977</text:p>
          </table:table-cell>
          <table:table-cell office:value-type="float" office:value="0.06471408" calcext:value-type="float">
            <text:p>0.06471408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string" calcext:value-type="string">
            <text:p>Bilirubin Total-Blood</text:p>
          </table:table-cell>
          <table:table-cell office:value-type="float" office:value="28958" calcext:value-type="float">
            <text:p>28958</text:p>
          </table:table-cell>
          <table:table-cell office:value-type="float" office:value="38755" calcext:value-type="float">
            <text:p>38755</text:p>
          </table:table-cell>
          <table:table-cell office:value-type="float" office:value="0.06511746" calcext:value-type="float">
            <text:p>0.06511746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Alkaline Phosphatase-Blood</text:p>
          </table:table-cell>
          <table:table-cell office:value-type="float" office:value="28812" calcext:value-type="float">
            <text:p>28812</text:p>
          </table:table-cell>
          <table:table-cell office:value-type="float" office:value="38533" calcext:value-type="float">
            <text:p>38533</text:p>
          </table:table-cell>
          <table:table-cell office:value-type="float" office:value="0.0641015" calcext:value-type="float">
            <text:p>0.0641015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string" calcext:value-type="string">
            <text:p>Lymphocyte abs-Blood</text:p>
          </table:table-cell>
          <table:table-cell office:value-type="float" office:value="26960" calcext:value-type="float">
            <text:p>26960</text:p>
          </table:table-cell>
          <table:table-cell office:value-type="float" office:value="34940" calcext:value-type="float">
            <text:p>34940</text:p>
          </table:table-cell>
          <table:table-cell office:value-type="float" office:value="0.04838109" calcext:value-type="float">
            <text:p>0.04838109</text:p>
          </table:table-cell>
          <table:table-cell office:value-type="string" calcext:value-type="string">
            <text:p>#/uL|%|K/uL</text:p>
          </table:table-cell>
        </table:table-row>
        <table:table-row table:style-name="ro1">
          <table:table-cell office:value-type="string" calcext:value-type="string">
            <text:p>Eosinophils-Blood</text:p>
          </table:table-cell>
          <table:table-cell office:value-type="float" office:value="26943" calcext:value-type="float">
            <text:p>26943</text:p>
          </table:table-cell>
          <table:table-cell office:value-type="float" office:value="34917" calcext:value-type="float">
            <text:p>34917</text:p>
          </table:table-cell>
          <table:table-cell office:value-type="float" office:value="0.04830184" calcext:value-type="float">
            <text:p>0.04830184</text:p>
          </table:table-cell>
          <table:table-cell office:value-type="string" calcext:value-type="string">
            <text:p>#/uL|%|K/uL</text:p>
          </table:table-cell>
        </table:table-row>
        <table:table-row table:style-name="ro1">
          <table:table-cell office:value-type="string" calcext:value-type="string">
            <text:p>Neutrophil abs-Blood</text:p>
          </table:table-cell>
          <table:table-cell office:value-type="float" office:value="26942" calcext:value-type="float">
            <text:p>26942</text:p>
          </table:table-cell>
          <table:table-cell office:value-type="float" office:value="34911" calcext:value-type="float">
            <text:p>34911</text:p>
          </table:table-cell>
          <table:table-cell office:value-type="float" office:value="0.04843694" calcext:value-type="float">
            <text:p>0.04843694</text:p>
          </table:table-cell>
          <table:table-cell office:value-type="string" calcext:value-type="string">
            <text:p>%|K/uL</text:p>
          </table:table-cell>
        </table:table-row>
        <table:table-row table:style-name="ro1">
          <table:table-cell office:value-type="string" calcext:value-type="string">
            <text:p>Basophils-Blood</text:p>
          </table:table-cell>
          <table:table-cell office:value-type="float" office:value="26942" calcext:value-type="float">
            <text:p>26942</text:p>
          </table:table-cell>
          <table:table-cell office:value-type="float" office:value="34911" calcext:value-type="float">
            <text:p>34911</text:p>
          </table:table-cell>
          <table:table-cell office:value-type="float" office:value="0.04829724" calcext:value-type="float">
            <text:p>0.04829724</text:p>
          </table:table-cell>
          <table:table-cell office:value-type="string" calcext:value-type="string">
            <text:p>%|K/uL</text:p>
          </table:table-cell>
        </table:table-row>
        <table:table-row table:style-name="ro1">
          <table:table-cell office:value-type="string" calcext:value-type="string">
            <text:p>FiO2</text:p>
          </table:table-cell>
          <table:table-cell office:value-type="float" office:value="28115" calcext:value-type="float">
            <text:p>28115</text:p>
          </table:table-cell>
          <table:table-cell office:value-type="float" office:value="34544" calcext:value-type="float">
            <text:p>34544</text:p>
          </table:table-cell>
          <table:table-cell office:value-type="float" office:value="0.19483874" calcext:value-type="float">
            <text:p>0.19483874</text:p>
          </table:table-cell>
          <table:table-cell/>
        </table:table-row>
        <table:table-row table:style-name="ro1">
          <table:table-cell office:value-type="string" calcext:value-type="string">
            <text:p>Calcium Free-Blood</text:p>
          </table:table-cell>
          <table:table-cell office:value-type="float" office:value="26966" calcext:value-type="float">
            <text:p>26966</text:p>
          </table:table-cell>
          <table:table-cell office:value-type="float" office:value="33585" calcext:value-type="float">
            <text:p>33585</text:p>
          </table:table-cell>
          <table:table-cell office:value-type="float" office:value="0.06528922" calcext:value-type="float">
            <text:p>0.06528922</text:p>
          </table:table-cell>
          <table:table-cell office:value-type="string" calcext:value-type="string">
            <text:p>mmol/L</text:p>
          </table:table-cell>
        </table:table-row>
        <table:table-row table:style-name="ro1">
          <table:table-cell office:value-type="string" calcext:value-type="string">
            <text:p>Albumin-Blood</text:p>
          </table:table-cell>
          <table:table-cell office:value-type="float" office:value="24820" calcext:value-type="float">
            <text:p>24820</text:p>
          </table:table-cell>
          <table:table-cell office:value-type="float" office:value="32447" calcext:value-type="float">
            <text:p>32447</text:p>
          </table:table-cell>
          <table:table-cell office:value-type="float" office:value="0.03752645" calcext:value-type="float">
            <text:p>0.03752645</text:p>
          </table:table-cell>
          <table:table-cell office:value-type="string" calcext:value-type="string">
            <text:p>g/dL</text:p>
          </table:table-cell>
        </table:table-row>
        <table:table-row table:style-name="ro1">
          <table:table-cell office:value-type="string" calcext:value-type="string">
            <text:p>PH-arterial</text:p>
          </table:table-cell>
          <table:table-cell office:value-type="float" office:value="26783" calcext:value-type="float">
            <text:p>26783</text:p>
          </table:table-cell>
          <table:table-cell office:value-type="float" office:value="32172" calcext:value-type="float">
            <text:p>32172</text:p>
          </table:table-cell>
          <table:table-cell office:value-type="float" office:value="0.07521742" calcext:value-type="float">
            <text:p>0.07521742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Intubated-Blood</text:p>
          </table:table-cell>
          <table:table-cell office:value-type="float" office:value="25137" calcext:value-type="float">
            <text:p>25137</text:p>
          </table:table-cell>
          <table:table-cell office:value-type="float" office:value="31435" calcext:value-type="float">
            <text:p>31435</text:p>
          </table:table-cell>
          <table:table-cell office:value-type="float" office:value="0.03319267" calcext:value-type="float">
            <text:p>0.03319267</text:p>
          </table:table-cell>
          <table:table-cell/>
        </table:table-row>
        <table:table-row table:style-name="ro1">
          <table:table-cell office:value-type="string" calcext:value-type="string">
            <text:p>LD-Blood</text:p>
          </table:table-cell>
          <table:table-cell office:value-type="float" office:value="22325" calcext:value-type="float">
            <text:p>22325</text:p>
          </table:table-cell>
          <table:table-cell office:value-type="float" office:value="29359" calcext:value-type="float">
            <text:p>29359</text:p>
          </table:table-cell>
          <table:table-cell office:value-type="float" office:value="0.04461342" calcext:value-type="float">
            <text:p>0.04461342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string" calcext:value-type="string">
            <text:p>ABPmean</text:p>
          </table:table-cell>
          <table:table-cell office:value-type="float" office:value="24188" calcext:value-type="float">
            <text:p>24188</text:p>
          </table:table-cell>
          <table:table-cell office:value-type="float" office:value="27635" calcext:value-type="float">
            <text:p>27635</text:p>
          </table:table-cell>
          <table:table-cell office:value-type="float" office:value="0.69659791" calcext:value-type="float">
            <text:p>0.69659791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string" calcext:value-type="string">
            <text:p>ABPdia</text:p>
          </table:table-cell>
          <table:table-cell office:value-type="float" office:value="24057" calcext:value-type="float">
            <text:p>24057</text:p>
          </table:table-cell>
          <table:table-cell office:value-type="float" office:value="27428" calcext:value-type="float">
            <text:p>27428</text:p>
          </table:table-cell>
          <table:table-cell office:value-type="float" office:value="0.69892575" calcext:value-type="float">
            <text:p>0.69892575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string" calcext:value-type="string">
            <text:p>ABPsys</text:p>
          </table:table-cell>
          <table:table-cell office:value-type="float" office:value="24049" calcext:value-type="float">
            <text:p>24049</text:p>
          </table:table-cell>
          <table:table-cell office:value-type="float" office:value="27419" calcext:value-type="float">
            <text:p>27419</text:p>
          </table:table-cell>
          <table:table-cell office:value-type="float" office:value="0.69919389" calcext:value-type="float">
            <text:p>0.69919389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string" calcext:value-type="string">
            <text:p>SaO2-Blood</text:p>
          </table:table-cell>
          <table:table-cell office:value-type="float" office:value="20035" calcext:value-type="float">
            <text:p>20035</text:p>
          </table:table-cell>
          <table:table-cell office:value-type="float" office:value="24825" calcext:value-type="float">
            <text:p>24825</text:p>
          </table:table-cell>
          <table:table-cell office:value-type="float" office:value="0.04791185" calcext:value-type="float">
            <text:p>0.0479118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reatine Kinase-Blood</text:p>
          </table:table-cell>
          <table:table-cell office:value-type="float" office:value="18944" calcext:value-type="float">
            <text:p>18944</text:p>
          </table:table-cell>
          <table:table-cell office:value-type="float" office:value="24195" calcext:value-type="float">
            <text:p>24195</text:p>
          </table:table-cell>
          <table:table-cell office:value-type="float" office:value="0.02074675" calcext:value-type="float">
            <text:p>0.02074675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string" calcext:value-type="string">
            <text:p>Specific Gravity-Urine</text:p>
          </table:table-cell>
          <table:table-cell office:value-type="float" office:value="19090" calcext:value-type="float">
            <text:p>19090</text:p>
          </table:table-cell>
          <table:table-cell office:value-type="float" office:value="22853" calcext:value-type="float">
            <text:p>22853</text:p>
          </table:table-cell>
          <table:table-cell office:value-type="float" office:value="0.01076138" calcext:value-type="float">
            <text:p>0.01076138</text:p>
          </table:table-cell>
          <table:table-cell/>
        </table:table-row>
        <table:table-row table:style-name="ro1">
          <table:table-cell office:value-type="string" calcext:value-type="string">
            <text:p>PH-venous</text:p>
          </table:table-cell>
          <table:table-cell office:value-type="float" office:value="17272" calcext:value-type="float">
            <text:p>17272</text:p>
          </table:table-cell>
          <table:table-cell office:value-type="float" office:value="21261" calcext:value-type="float">
            <text:p>21261</text:p>
          </table:table-cell>
          <table:table-cell office:value-type="float" office:value="0.02124525" calcext:value-type="float">
            <text:p>0.02124525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Ventilator-Blood</text:p>
          </table:table-cell>
          <table:table-cell office:value-type="float" office:value="16927" calcext:value-type="float">
            <text:p>16927</text:p>
          </table:table-cell>
          <table:table-cell office:value-type="float" office:value="19918" calcext:value-type="float">
            <text:p>19918</text:p>
          </table:table-cell>
          <table:table-cell office:value-type="float" office:value="0.01827681" calcext:value-type="float">
            <text:p>0.01827681</text:p>
          </table:table-cell>
          <table:table-cell/>
        </table:table-row>
        <table:table-row table:style-name="ro1">
          <table:table-cell office:value-type="string" calcext:value-type="string">
            <text:p>SaO2</text:p>
          </table:table-cell>
          <table:table-cell office:value-type="float" office:value="15568" calcext:value-type="float">
            <text:p>15568</text:p>
          </table:table-cell>
          <table:table-cell office:value-type="float" office:value="17314" calcext:value-type="float">
            <text:p>17314</text:p>
          </table:table-cell>
          <table:table-cell office:value-type="float" office:value="0.03354252" calcext:value-type="float">
            <text:p>0.033542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2ctnt-Blood</text:p>
          </table:table-cell>
          <table:table-cell office:value-type="float" office:value="12904" calcext:value-type="float">
            <text:p>12904</text:p>
          </table:table-cell>
          <table:table-cell office:value-type="float" office:value="16117" calcext:value-type="float">
            <text:p>16117</text:p>
          </table:table-cell>
          <table:table-cell office:value-type="float" office:value="0.02381717" calcext:value-type="float">
            <text:p>0.0238171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Ventilator Rate-Blood</text:p>
          </table:table-cell>
          <table:table-cell office:value-type="float" office:value="11057" calcext:value-type="float">
            <text:p>11057</text:p>
          </table:table-cell>
          <table:table-cell office:value-type="float" office:value="13695" calcext:value-type="float">
            <text:p>13695</text:p>
          </table:table-cell>
          <table:table-cell office:value-type="float" office:value="0.02112234" calcext:value-type="float">
            <text:p>0.02112234</text:p>
          </table:table-cell>
          <table:table-cell/>
        </table:table-row>
        <table:table-row table:style-name="ro1">
          <table:table-cell office:value-type="string" calcext:value-type="string">
            <text:p>Monos-Blood</text:p>
          </table:table-cell>
          <table:table-cell office:value-type="float" office:value="10730" calcext:value-type="float">
            <text:p>10730</text:p>
          </table:table-cell>
          <table:table-cell office:value-type="float" office:value="12392" calcext:value-type="float">
            <text:p>12392</text:p>
          </table:table-cell>
          <table:table-cell office:value-type="float" office:value="0.01294882" calcext:value-type="float">
            <text:p>0.01294882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string" calcext:value-type="string">
            <text:p>HA1c Percent-Blood</text:p>
          </table:table-cell>
          <table:table-cell office:value-type="float" office:value="9030" calcext:value-type="float">
            <text:p>9030</text:p>
          </table:table-cell>
          <table:table-cell office:value-type="float" office:value="10203" calcext:value-type="float">
            <text:p>10203</text:p>
          </table:table-cell>
          <table:table-cell office:value-type="float" office:value="0.00962256" calcext:value-type="float">
            <text:p>0.0096225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Ferritin-Blood</text:p>
          </table:table-cell>
          <table:table-cell office:value-type="float" office:value="6035" calcext:value-type="float">
            <text:p>6035</text:p>
          </table:table-cell>
          <table:table-cell office:value-type="float" office:value="7468" calcext:value-type="float">
            <text:p>7468</text:p>
          </table:table-cell>
          <table:table-cell office:value-type="float" office:value="0.0078814" calcext:value-type="float">
            <text:p>0.0078814</text:p>
          </table:table-cell>
          <table:table-cell office:value-type="string" calcext:value-type="string">
            <text:p>ng/mL</text:p>
          </table:table-cell>
        </table:table-row>
        <table:table-row table:style-name="ro1">
          <table:table-cell office:value-type="string" calcext:value-type="string">
            <text:p>Bilirubin Direct-Blood</text:p>
          </table:table-cell>
          <table:table-cell office:value-type="float" office:value="5038" calcext:value-type="float">
            <text:p>5038</text:p>
          </table:table-cell>
          <table:table-cell office:value-type="float" office:value="6396" calcext:value-type="float">
            <text:p>6396</text:p>
          </table:table-cell>
          <table:table-cell office:value-type="float" office:value="0.022684" calcext:value-type="float">
            <text:p>0.02268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Bilirubin Indirect-Blood</text:p>
          </table:table-cell>
          <table:table-cell office:value-type="float" office:value="4734" calcext:value-type="float">
            <text:p>4734</text:p>
          </table:table-cell>
          <table:table-cell office:value-type="float" office:value="6041" calcext:value-type="float">
            <text:p>6041</text:p>
          </table:table-cell>
          <table:table-cell office:value-type="float" office:value="0.01430266" calcext:value-type="float">
            <text:p>0.01430266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Cholesterol Total-Blood</text:p>
          </table:table-cell>
          <table:table-cell office:value-type="float" office:value="5172" calcext:value-type="float">
            <text:p>5172</text:p>
          </table:table-cell>
          <table:table-cell office:value-type="float" office:value="5818" calcext:value-type="float">
            <text:p>5818</text:p>
          </table:table-cell>
          <table:table-cell office:value-type="float" office:value="0.00810916" calcext:value-type="float">
            <text:p>0.00810916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CK-MB Index-Blood</text:p>
          </table:table-cell>
          <table:table-cell office:value-type="float" office:value="4996" calcext:value-type="float">
            <text:p>4996</text:p>
          </table:table-cell>
          <table:table-cell office:value-type="float" office:value="5780" calcext:value-type="float">
            <text:p>5780</text:p>
          </table:table-cell>
          <table:table-cell office:value-type="float" office:value="0.01797089" calcext:value-type="float">
            <text:p>0.0179708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holesterol HDL-Blood</text:p>
          </table:table-cell>
          <table:table-cell office:value-type="float" office:value="4947" calcext:value-type="float">
            <text:p>4947</text:p>
          </table:table-cell>
          <table:table-cell office:value-type="float" office:value="5541" calcext:value-type="float">
            <text:p>5541</text:p>
          </table:table-cell>
          <table:table-cell office:value-type="float" office:value="0.01388074" calcext:value-type="float">
            <text:p>0.0138807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Cholesterol LDL-Blood</text:p>
          </table:table-cell>
          <table:table-cell office:value-type="float" office:value="4945" calcext:value-type="float">
            <text:p>4945</text:p>
          </table:table-cell>
          <table:table-cell office:value-type="float" office:value="5528" calcext:value-type="float">
            <text:p>5528</text:p>
          </table:table-cell>
          <table:table-cell office:value-type="float" office:value="0.01430591" calcext:value-type="float">
            <text:p>0.01430591</text:p>
          </table:table-cell>
          <table:table-cell office:value-type="string" calcext:value-type="string">
            <text:p>mg/dL|units</text:p>
          </table:table-cell>
        </table:table-row>
        <table:table-row table:style-name="ro1">
          <table:table-cell office:value-type="string" calcext:value-type="string">
            <text:p>Cholesterol Ratio-Blood</text:p>
          </table:table-cell>
          <table:table-cell office:value-type="float" office:value="4873" calcext:value-type="float">
            <text:p>4873</text:p>
          </table:table-cell>
          <table:table-cell office:value-type="float" office:value="5445" calcext:value-type="float">
            <text:p>5445</text:p>
          </table:table-cell>
          <table:table-cell office:value-type="float" office:value="0.00829517" calcext:value-type="float">
            <text:p>0.00829517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HCO3-Blood</text:p>
          </table:table-cell>
          <table:table-cell office:value-type="float" office:value="2591" calcext:value-type="float">
            <text:p>2591</text:p>
          </table:table-cell>
          <table:table-cell office:value-type="float" office:value="3025" calcext:value-type="float">
            <text:p>3025</text:p>
          </table:table-cell>
          <table:table-cell office:value-type="float" office:value="0.00731226" calcext:value-type="float">
            <text:p>0.00731226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Uric Acid-Blood</text:p>
          </table:table-cell>
          <table:table-cell office:value-type="float" office:value="2019" calcext:value-type="float">
            <text:p>2019</text:p>
          </table:table-cell>
          <table:table-cell office:value-type="float" office:value="2525" calcext:value-type="float">
            <text:p>2525</text:p>
          </table:table-cell>
          <table:table-cell office:value-type="float" office:value="0.04655679" calcext:value-type="float">
            <text:p>0.04655679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CRP</text:p>
          </table:table-cell>
          <table:table-cell office:value-type="float" office:value="2028" calcext:value-type="float">
            <text:p>2028</text:p>
          </table:table-cell>
          <table:table-cell office:value-type="float" office:value="2142" calcext:value-type="float">
            <text:p>2142</text:p>
          </table:table-cell>
          <table:table-cell office:value-type="float" office:value="0.00649521" calcext:value-type="float">
            <text:p>0.00649521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IgG-Blood</text:p>
          </table:table-cell>
          <table:table-cell office:value-type="float" office:value="1598" calcext:value-type="float">
            <text:p>1598</text:p>
          </table:table-cell>
          <table:table-cell office:value-type="float" office:value="2017" calcext:value-type="float">
            <text:p>2017</text:p>
          </table:table-cell>
          <table:table-cell office:value-type="float" office:value="0.00719472" calcext:value-type="float">
            <text:p>0.00719472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Lymphocyte abs-Pleural</text:p>
          </table:table-cell>
          <table:table-cell office:value-type="float" office:value="1424" calcext:value-type="float">
            <text:p>1424</text:p>
          </table:table-cell>
          <table:table-cell office:value-type="float" office:value="1874" calcext:value-type="float">
            <text:p>1874</text:p>
          </table:table-cell>
          <table:table-cell office:value-type="float" office:value="0.00637139" calcext:value-type="float">
            <text:p>0.006371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LD-Pleural</text:p>
          </table:table-cell>
          <table:table-cell office:value-type="float" office:value="1402" calcext:value-type="float">
            <text:p>1402</text:p>
          </table:table-cell>
          <table:table-cell office:value-type="float" office:value="1846" calcext:value-type="float">
            <text:p>1846</text:p>
          </table:table-cell>
          <table:table-cell office:value-type="float" office:value="0.00632725" calcext:value-type="float">
            <text:p>0.00632725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string" calcext:value-type="string">
            <text:p>IgA-Blood</text:p>
          </table:table-cell>
          <table:table-cell office:value-type="float" office:value="1425" calcext:value-type="float">
            <text:p>1425</text:p>
          </table:table-cell>
          <table:table-cell office:value-type="float" office:value="1763" calcext:value-type="float">
            <text:p>1763</text:p>
          </table:table-cell>
          <table:table-cell office:value-type="float" office:value="0.00670004" calcext:value-type="float">
            <text:p>0.0067000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RBC-Pleural</text:p>
          </table:table-cell>
          <table:table-cell office:value-type="float" office:value="1314" calcext:value-type="float">
            <text:p>1314</text:p>
          </table:table-cell>
          <table:table-cell office:value-type="float" office:value="1730" calcext:value-type="float">
            <text:p>1730</text:p>
          </table:table-cell>
          <table:table-cell office:value-type="float" office:value="0.00633148" calcext:value-type="float">
            <text:p>0.00633148</text:p>
          </table:table-cell>
          <table:table-cell office:value-type="string" calcext:value-type="string">
            <text:p>#/uL</text:p>
          </table:table-cell>
        </table:table-row>
        <table:table-row table:style-name="ro1">
          <table:table-cell office:value-type="string" calcext:value-type="string">
            <text:p>Glucose-Pleural</text:p>
          </table:table-cell>
          <table:table-cell office:value-type="float" office:value="1321" calcext:value-type="float">
            <text:p>1321</text:p>
          </table:table-cell>
          <table:table-cell office:value-type="float" office:value="1721" calcext:value-type="float">
            <text:p>1721</text:p>
          </table:table-cell>
          <table:table-cell office:value-type="float" office:value="0.00619493" calcext:value-type="float">
            <text:p>0.00619493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IgM-Blood</text:p>
          </table:table-cell>
          <table:table-cell office:value-type="float" office:value="1308" calcext:value-type="float">
            <text:p>1308</text:p>
          </table:table-cell>
          <table:table-cell office:value-type="float" office:value="1619" calcext:value-type="float">
            <text:p>1619</text:p>
          </table:table-cell>
          <table:table-cell office:value-type="float" office:value="0.00659464" calcext:value-type="float">
            <text:p>0.0065946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D-Dimer-Blood</text:p>
          </table:table-cell>
          <table:table-cell office:value-type="float" office:value="1241" calcext:value-type="float">
            <text:p>1241</text:p>
          </table:table-cell>
          <table:table-cell office:value-type="float" office:value="1443" calcext:value-type="float">
            <text:p>1443</text:p>
          </table:table-cell>
          <table:table-cell office:value-type="float" office:value="0.01396968" calcext:value-type="float">
            <text:p>0.01396968</text:p>
          </table:table-cell>
          <table:table-cell office:value-type="string" calcext:value-type="string">
            <text:p>ng/mL FEU|ng/mL</text:p>
          </table:table-cell>
        </table:table-row>
        <table:table-row table:style-name="ro1">
          <table:table-cell office:value-type="string" calcext:value-type="string">
            <text:p>NBPsys</text:p>
          </table:table-cell>
          <table:table-cell office:value-type="float" office:value="1153" calcext:value-type="float">
            <text:p>1153</text:p>
          </table:table-cell>
          <table:table-cell office:value-type="float" office:value="1175" calcext:value-type="float">
            <text:p>1175</text:p>
          </table:table-cell>
          <table:table-cell office:value-type="float" office:value="0.01265647" calcext:value-type="float">
            <text:p>0.01265647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string" calcext:value-type="string">
            <text:p>Cholesterol Total-Pleural</text:p>
          </table:table-cell>
          <table:table-cell office:value-type="float" office:value="827" calcext:value-type="float">
            <text:p>827</text:p>
          </table:table-cell>
          <table:table-cell office:value-type="float" office:value="1078" calcext:value-type="float">
            <text:p>1078</text:p>
          </table:table-cell>
          <table:table-cell office:value-type="float" office:value="0.00640902" calcext:value-type="float">
            <text:p>0.00640902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Albumin-Pleural</text:p>
          </table:table-cell>
          <table:table-cell office:value-type="float" office:value="834" calcext:value-type="float">
            <text:p>834</text:p>
          </table:table-cell>
          <table:table-cell office:value-type="float" office:value="1068" calcext:value-type="float">
            <text:p>1068</text:p>
          </table:table-cell>
          <table:table-cell office:value-type="float" office:value="0.0059677" calcext:value-type="float">
            <text:p>0.0059677</text:p>
          </table:table-cell>
          <table:table-cell office:value-type="string" calcext:value-type="string">
            <text:p>g/dL</text:p>
          </table:table-cell>
        </table:table-row>
        <table:table-row table:style-name="ro1">
          <table:table-cell office:value-type="string" calcext:value-type="string">
            <text:p>Amylase-Pleural</text:p>
          </table:table-cell>
          <table:table-cell office:value-type="float" office:value="492" calcext:value-type="float">
            <text:p>492</text:p>
          </table:table-cell>
          <table:table-cell office:value-type="float" office:value="610" calcext:value-type="float">
            <text:p>610</text:p>
          </table:table-cell>
          <table:table-cell office:value-type="float" office:value="0.00509912" calcext:value-type="float">
            <text:p>0.00509912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string" calcext:value-type="string">
            <text:p>Eosinophils-Pleural</text:p>
          </table:table-cell>
          <table:table-cell office:value-type="float" office:value="411" calcext:value-type="float">
            <text:p>411</text:p>
          </table:table-cell>
          <table:table-cell office:value-type="float" office:value="516" calcext:value-type="float">
            <text:p>516</text:p>
          </table:table-cell>
          <table:table-cell office:value-type="float" office:value="0.0047694" calcext:value-type="float">
            <text:p>0.004769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reatinine-Pleural</text:p>
          </table:table-cell>
          <table:table-cell office:value-type="float" office:value="330" calcext:value-type="float">
            <text:p>330</text:p>
          </table:table-cell>
          <table:table-cell office:value-type="float" office:value="447" calcext:value-type="float">
            <text:p>447</text:p>
          </table:table-cell>
          <table:table-cell office:value-type="float" office:value="0.00451204" calcext:value-type="float">
            <text:p>0.0045120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Lymphocyte Percent-Blood</text:p>
          </table:table-cell>
          <table:table-cell office:value-type="float" office:value="348" calcext:value-type="float">
            <text:p>348</text:p>
          </table:table-cell>
          <table:table-cell office:value-type="float" office:value="440" calcext:value-type="float">
            <text:p>440</text:p>
          </table:table-cell>
          <table:table-cell office:value-type="float" office:value="0.00638875" calcext:value-type="float">
            <text:p>0.0063887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Blasts-Blood</text:p>
          </table:table-cell>
          <table:table-cell office:value-type="float" office:value="287" calcext:value-type="float">
            <text:p>287</text:p>
          </table:table-cell>
          <table:table-cell office:value-type="float" office:value="401" calcext:value-type="float">
            <text:p>401</text:p>
          </table:table-cell>
          <table:table-cell office:value-type="float" office:value="0.05985825" calcext:value-type="float">
            <text:p>0.0598582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Factor VIII-Blood</text:p>
          </table:table-cell>
          <table:table-cell office:value-type="float" office:value="217" calcext:value-type="float">
            <text:p>217</text:p>
          </table:table-cell>
          <table:table-cell office:value-type="float" office:value="276" calcext:value-type="float">
            <text:p>276</text:p>
          </table:table-cell>
          <table:table-cell office:value-type="float" office:value="0.00681051" calcext:value-type="float">
            <text:p>0.0068105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hrombin-Blood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0.00484664" calcext:value-type="float">
            <text:p>0.0048466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Hematocrit-Pleural</text:p>
          </table:table-cell>
          <table:table-cell office:value-type="float" office:value="220" calcext:value-type="float">
            <text:p>220</text:p>
          </table:table-cell>
          <table:table-cell office:value-type="float" office:value="274" calcext:value-type="float">
            <text:p>274</text:p>
          </table:table-cell>
          <table:table-cell office:value-type="float" office:value="0.00524026" calcext:value-type="float">
            <text:p>0.0052402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Factor VII-Blood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0.00619062" calcext:value-type="float">
            <text:p>0.0061906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Basophils-Pleural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0.00546059" calcext:value-type="float">
            <text:p>0.0054605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typical Lymphocytes-Pleural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0.0041407" calcext:value-type="float">
            <text:p>0.00414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Factor V-Blood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0.00577777" calcext:value-type="float">
            <text:p>0.0057777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Bilirubin Total-Pleural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0.00451452" calcext:value-type="float">
            <text:p>0.00451452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Factor X-Blood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0.00430802" calcext:value-type="float">
            <text:p>0.004308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Factor II-Blood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0.00453945" calcext:value-type="float">
            <text:p>0.0045394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Factor IX-Bloo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.00397722" calcext:value-type="float">
            <text:p>0.0039772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Factor XI-Blood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00822051" calcext:value-type="float">
            <text:p>0.0082205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odium-Pleur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364489" calcext:value-type="float">
            <text:p>0.00364489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Potassium-Pleu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738486" calcext:value-type="float">
            <text:p>0.00738486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HCO3-Pleu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41608" calcext:value-type="float">
            <text:p>0.0041608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352152" calcext:value-type="float">
            <text:p>0.00352152</text:p>
          </table:table-cell>
          <table:table-cell/>
        </table:table-row>
        <table:table-row table:style-name="ro1">
          <table:table-cell office:value-type="string" calcext:value-type="string">
            <text:p>Factor XII-Blo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295608" calcext:value-type="float">
            <text:p>0.002956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Blasts-Pleu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904835" calcext:value-type="float">
            <text:p>0.0090483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hloride-Pleu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619075" calcext:value-type="float">
            <text:p>0.00619075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string" calcext:value-type="string">
            <text:p>Factor XIII-Bl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HA1-Bl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IgE-Bl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IgG-Pleu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Urea Nitrogen-Pleu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Uric Acid-Pleu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</table:table>
      <table:named-expressions/>
      <table:database-ranges>
        <table:database-range table:name="__Anonymous_Sheet_DB__0" table:target-range-address="unitsNavail_by_names.A1:unitsNavail_by_names.E1048576">
          <table:sort>
            <table:sort-by table:field-number="2" table:order="descending" table:data-type="automatic"/>
            <table:sort-by table:field-number="3" table:order="descending" table:data-type="automatic"/>
            <table:sort-by table:field-number="1" table:order="descending" table:data-type="automatic"/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4T00:25:49.306270012</dc:date>
    <meta:editing-duration>PT9M14S</meta:editing-duration>
    <meta:editing-cycles>2</meta:editing-cycles>
    <meta:generator>LibreOffice/6.4.7.2$Linux_X86_64 LibreOffice_project/40$Build-2</meta:generator>
    <meta:document-statistic meta:table-count="1" meta:cell-count="615" meta:object-count="0"/>
  </office:meta>
</office:document-meta>
</file>